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P4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8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" fo:font-size="11pt" fo:font-weight="bold" officeooo:rsid="002ff8d6" officeooo:paragraph-rsid="002ff8d6" style:font-size-asian="11pt" style:font-weight-asian="bold" style:font-size-complex="11pt"/>
    </style:style>
    <style:style style:name="P9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55308d" loext:opacity="100%" style:font-name="DejaVu Serif" fo:font-size="11pt" fo:font-weight="bold" officeooo:rsid="002ff8d6" officeooo:paragraph-rsid="002ff8d6" style:font-size-asian="11pt" style:font-weight-asian="bold" style:font-size-complex="11pt" style:font-weight-complex="bold"/>
    </style:style>
    <style:style style:name="P10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2e4992" officeooo:paragraph-rsid="003a0980"/>
    </style:style>
    <style:style style:name="P1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42ae24" officeooo:paragraph-rsid="0042ae24"/>
    </style:style>
    <style:style style:name="P13" style:family="paragraph" style:parent-style-name="Standard" style:list-style-name="L2">
      <style:paragraph-properties fo:margin-top="0cm" fo:margin-bottom="0cm" style:contextual-spacing="false" fo:line-height="108%"/>
      <style:text-properties officeooo:rsid="0042ae24" officeooo:paragraph-rsid="0042ae24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language="en" fo:country="US" fo:font-weight="bold" style:font-name-asian="Calibri1" style:font-weight-asian="bold"/>
    </style:style>
    <style:style style:name="T4" style:family="text">
      <style:text-properties fo:color="#000000" loext:opacity="100%" style:font-name="Times New Roman" fo:font-weight="bold" style:font-weight-asian="bold" style:font-name-complex="Times New Roman1"/>
    </style:style>
    <style:style style:name="T5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419bb0" style:font-weight-asian="bold" style:font-name-complex="Times New Roman1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style:font-name="DejaVu Seri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DejaVu Serif" fo:font-size="11pt" fo:font-weight="normal" officeooo:rsid="002a12d0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DejaVu Serif" fo:font-size="11pt" fo:font-weight="normal" officeooo:rsid="0042ae24" style:font-size-asian="11pt" style:font-weight-asian="normal" style:font-size-complex="11pt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5"><text:span text:style-name="T7">Курс: </text:span><text:span text:style-name="T3">JS</text:span><text:span text:style-name="T11"> Разработка интерфейса на </text:span><text:span text:style-name="T12">JavaScript</text:span></text:p>
      <text:p text:style-name="P6"><text:span text:style-name="T7">Дисциплина: </text:span><text:span text:style-name="T11">JavaScript - создание интерактивных web приложений</text:span></text:p>
      <text:p text:style-name="P7"/>
      <text:h text:style-name="P4" text:outline-level="1"><text:span text:style-name="T4">Домашнее задани</text:span><text:span text:style-name="T5">е</text:span><text:span text:style-name="T4">: </text:span><text:span text:style-name="T6">Анимация</text:span></text:h>
      <text:p text:style-name="P8">Задание</text:p>
      <text:p text:style-name="P9"/>
      <text:p text:style-name="P11"><text:span text:style-name="T9">С</text:span><text:span text:style-name="T8">оздайте страницу </text:span><text:span text:style-name="T10">c элементом canvas, на котором реализуйте загрузку и отображение фонового изображения и анимацию персонажа с помощью спрайтов. Персонаж должен управляться с клавиатуры и двигаться как минимум, в двух направлениях, а также должен создавать другие анимированные объекты (стрельба, магический fireball, etc.).</text:span></text:p>
      <text:p text:style-name="P11"><text:span text:style-name="T10"/></text:p>
      <text:p text:style-name="P12"><text:span text:style-name="T8">Советы:</text:span></text:p>
      <text:list xml:id="list1468187559" text:style-name="L2">
        <text:list-item>
          <text:p text:style-name="P13"><text:span text:style-name="T8">бесплатные спрайты можно найти на интернет-ресурсах: craftpix.net, itch.io, opengameart.org</text:span></text:p>
        </text:list-item>
        <text:list-item>
          <text:p text:style-name="P13"><text:span text:style-name="T8">класс AnimatedSprite лучше сделать абстрактным, с пустым методом animate(), а все остальные классы наследовать от него, переопределять animate() и дополнять другими специфическими методами и свойствами;</text:span></text:p>
        </text:list-item>
        <text:list-item>
          <text:p text:style-name="P13"><text:span text:style-name="T8">текущий список анимированных объектов можно хранить в глобальном массиве:</text:span></text:p>
          <text:list>
            <text:list-item>
              <text:p text:style-name="P13"><text:span text:style-name="T8">при создании нового объекта, помещать созданный объект в этот массив методом push();</text:span></text:p>
            </text:list-item>
            <text:list-item>
              <text:p text:style-name="P13"><text:span text:style-name="T8">при выполнении анимации по интервалу — проходить циклом по этому массиву и для каждого объекта вызывать метод animate();</text:span></text:p>
            </text:list-item>
            <text:list-item>
              <text:p text:style-name="P13"><text:span text:style-name="T8">если объект выходит/вылетает за пределы холста, удалять его из массива методом splice(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29</meta:editing-cycles>
    <meta:creation-date>2022-01-19T04:04:00</meta:creation-date>
    <dc:date>2023-04-24T22:33:54.743859022</dc:date>
    <meta:editing-duration>PT1H5M9S</meta:editing-duration>
    <meta:generator>LibreOffice/7.3.6.2$Linux_X86_64 LibreOffice_project/30$Build-2</meta:generator>
    <meta:document-statistic meta:table-count="0" meta:image-count="1" meta:object-count="0" meta:page-count="1" meta:paragraph-count="16" meta:word-count="157" meta:character-count="1180" meta:non-whitespace-character-count="1043"/>
    <meta:user-defined meta:name="AppVersion">16.0000</meta:user-defined>
    <meta:template xlink:type="simple" xlink:actuate="onRequest" xlink:title="Normal" xlink:href=""/>
  </office:meta>
</office:document-meta>
</file>